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 Text" svg:font-family="'Google Sans Text', sans-serif"/>
    <style:font-face style:name="Arial2" svg:font-family="Arial" style:font-family-generic="swiss"/>
    <style:font-face style:name="Google Sans Text1" svg:font-family="'Google Sans Text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12cm" fo:line-height="114%" fo:text-align="center" style:justify-single-word="false" fo:padding="0cm" fo:border="none"/>
      <style:text-properties style:font-name="Google Sans Text1" fo:font-weight="normal" style:font-weight-asian="normal" style:font-weight-complex="normal"/>
    </style:style>
    <style:style style:name="P2" style:family="paragraph" style:parent-style-name="Heading_20_1">
      <style:paragraph-properties fo:margin-top="0cm" fo:margin-bottom="0.212cm" fo:line-height="114%" fo:text-align="center" style:justify-single-word="false"/>
      <style:text-properties style:font-name="Google Sans Text1" fo:font-size="24pt" fo:font-weight="normal" style:font-size-asian="24pt" style:font-weight-asian="normal" style:font-size-complex="2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Psychoanalyse</text:h>
      <text:p text:style-name="P1">Halt... </text:p>
      <text:p text:style-name="P1">bevor du sprichst und dich an deine eigenen Worte fesselst,</text:p>
      <text:p text:style-name="P1"><text:s/>gehässig bist.<text:line-break/>Nimm Platz auf meinem Ohrensessel.<text:line-break/></text:p>
      <text:p text:style-name="P1">Du bist lächerlich belangloser<text:line-break/>Als das, was sich pubertierende<text:line-break/>Teenies morgendlich aus ihren Poren pressen.<text:line-break/></text:p>
      <text:p text:style-name="P1">Therapiesitzung beginnt...<text:line-break/>Mach’ dich wieder zum Bettnässenden Kind.<text:line-break/>Denkst du spinnst? …</text:p>
      <text:p text:style-name="P1">Das ist richtig.<text:line-break/></text:p>
      <text:p text:style-name="P1">Wenn ich mit dir fertig bin, kriegst du ‘n Krampf.<text:line-break/>Wirst vom eingepflanzten Zwang...<text:line-break/>Schmatzend und kauernd in Ecken sitzen vor Angst...<text:line-break/></text:p>
      <text:p text:style-name="P1">Schwitzen, während du blutend vom Ritzen deine eigene Kacke mampfst...<text:line-break/>...Das ist witzig.<text:line-break/></text:p>
      <text:p text:style-name="P1">Ich bin der Traumfresser,<text:line-break/>Analysiere dich besser als jeder Doktortitel tragende staatliche Professor.<text:line-break/>Meine...<text:line-break/></text:p>
      <text:p text:style-name="P1">Gedankenzüge sind schärfer als Messer.<text:line-break/>Fester, paralysierender Blick...<text:line-break/>Du zuckst am ganzen Körper, beförder’ dich jenseits deiner </text:p>
      <text:p text:style-name="P1">Kontrolle wie Störsender...<text:line-break/></text:p>
      <text:p text:style-name="P1">Für mich sind deine Erinnerungen nur<text:line-break/>Ersetzbare<text:line-break/>Kinkerlitzchen...<text:line-break/></text:p>
      <text:p text:style-name="P1">Programmiere Synapsen.<text:line-break/>Mach’, dass du glaubst,<text:line-break/>Du... für immer...<text:line-break/>’n Fleischgewordenes Winkekätzchen.<text:line-break/></text:p>
      <text:p text:style-name="P1"><text:soft-page-break/>Durchpflüge deine Gefühle.<text:line-break/>Verfüge über genügend<text:line-break/>Erfahrung, um das Gefüge<text:line-break/>Betrügerischer Lügen<text:line-break/>Zu prüfen.<text:line-break/>Führe dich.<text:line-break/>Keine Panik, ich<text:line-break/>Tu dir nix.<text:line-break/></text:p>
      <text:p text:style-name="P1">Ha, ha, ha, ha, ha!<text:line-break/>Lachender Bösewicht...<text:line-break/></text:p>
      <text:p text:style-name="P1">168 Sekunden geballte Therapie...<text:line-break/>Gegen den Wahnsinn.<text:line-break/>Für mich ist es die Pflicht...<text:line-break/></text:p>
      <text:p text:style-name="P1">Jeden Hampelmann-artigen,<text:line-break/>Ach so harten Patienten<text:line-break/>Mit lyrischem Schlagring<text:line-break/>Zu schlagen,<text:line-break/>Wenn nötig zu begraben,<text:line-break/>Bis die Deckung fällt...<text:line-break/></text:p>
      <text:p text:style-name="P1">Ihre Fassade zu bröckeln beginnt,<text:line-break/>Sie ihren Sinn...<text:line-break/></text:p>
      <text:p text:style-name="P1">Die Orientierung verlieren.<text:line-break/>Auf allen Vieren<text:line-break/>Wie bei Tieren<text:line-break/>Agieren,<text:line-break/></text:p>
      <text:p text:style-name="P1">Bis das Subjekt komplett<text:line-break/>Vercheckt im Dreck steckt...<text:line-break/>Und krepiert.<text:line-break/></text:p>
      <text:p text:style-name="P1">Strom-Elektroden<text:line-break/>An Schläfen und Hoden.<text:line-break/>Bis dich der Blitz trifft...<text:line-break/>Du nix blickst...<text:line-break/>Gar nichts mehr mitkriegst...<text:line-break/>Keine Wirkung der Tricks.<text:line-break/>Shit...<text:line-break/>Verwischst deinen Lipstick im Gesicht<text:line-break/><text:soft-page-break/>Wie ‘ne Bitch...<text:line-break/>Tickst...<text:line-break/>Nicht richtig. Wie<text:line-break/>Witzig...<text:line-break/>Das ist.<text:line-break/>Denkst: Verflixt...<text:line-break/>Und sitzt, nickst...<text:line-break/>Zum Beat, klickst<text:line-break/>Die<text:line-break/>Hit-List...<text:line-break/></text:p>
      <text:p text:style-name="P1">Bis du dir selbst, wie’s dir gefällt,<text:line-break/>In dein eigenes<text:line-break/>Dummes, stummes, krummes<text:line-break/>Gesicht spritzt.<text:line-break/></text:p>
      <text:p text:style-name="P1">Zuletzt... war es ja lustig.<text:line-break/>Doch jetzt...<text:line-break/>Zieh’ ich ‘nen Schlussstrich.<text:line-break/>Hast gewusst, dass es beruflich<text:line-break/>Kein Pflicht-<text:line-break/></text:p>
      <text:p text:style-name="P1">Bewusster Stuss ist.<text:line-break/>Für mich...<text:line-break/>Ist deine schmutzige<text:line-break/>Sicht...<text:line-break/></text:p>
      <text:p text:style-name="P1">Der Dinge<text:line-break/>Nuttig,<text:line-break/>Putzig.<text:line-break/>Wie du deine Flucht mit<text:line-break/>Psychotisch komischen<text:line-break/>Halluzinationen<text:line-break/>Mit Ellenbogen am Boden<text:line-break/>Versuchst.<text:line-break/>So tust,<text:line-break/>Als hättest du<text:line-break/>Genug<text:line-break/>Von deinem eigenen Blut.<text:line-break/></text:p>
      <text:p text:style-name="P1">168 Sekunden geballte Therapie...<text:line-break/>Gegen den Wahnsinn.<text:line-break/>Für mich ist es die Pflicht...<text:line-break/></text:p>
      <text:p text:style-name="P1"><text:soft-page-break/>Jeden Hampelmann-artigen,<text:line-break/>Ach so harten Patienten<text:line-break/>Mit lyrischem Schlagring<text:line-break/>Zu schlagen,<text:line-break/>Wenn nötig zu begraben,<text:line-break/>Bis die Deckung fällt...<text:line-break/></text:p>
      <text:p text:style-name="P1">Ihre Fassade zu bröckeln beginnt,<text:line-break/>Sie ihren Sinn...<text:line-break/></text:p>
      <text:p text:style-name="P1">Die Orientierung verlieren.<text:line-break/>Auf allen Vieren<text:line-break/>Wie bei Tieren<text:line-break/>Agieren,<text:line-break/>Bis das Subjekt komplett<text:line-break/>Vercheckt im Dreck steckt...<text:line-break/></text:p>
      <text:p text:style-name="P1">Und krepie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 Text" svg:font-family="'Google Sans Text', sans-serif"/>
    <style:font-face style:name="Arial2" svg:font-family="Arial" style:font-family-generic="swiss"/>
    <style:font-face style:name="Google Sans Text1" svg:font-family="'Google Sans Text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1-08T02:23:01.10</meta:creation-date>
    <dc:date>2025-11-08T02:47:49.14</dc:date>
    <meta:editing-duration>PT7M57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4" meta:paragraph-count="31" meta:word-count="403" meta:character-count="2806"/>
  </office:meta>
</office:document-meta>
</file>